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-bottom="none" fo:border-left="0.0008in solid #000000" fo:border-right="0.0008in solid #000000" fo:border-top="none"/>
    </style:style>
    <style:style style:name="ce4" style:family="table-cell" style:parent-style-name="Default" style:data-style-name="N42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99ff"/>
    </style:style>
    <style:style style:name="ce12" style:family="table-cell" style:parent-style-name="Default">
      <style:table-cell-properties fo:background-color="#ccff00" fo:border="0.0008in solid #000000"/>
    </style:style>
    <style:style style:name="ce13" style:family="table-cell" style:parent-style-name="Default">
      <style:table-cell-properties fo:background-color="#ff0000" fo:border="0.0008in solid #000000"/>
    </style:style>
    <style:style style:name="ce14" style:family="table-cell" style:parent-style-name="Default">
      <style:table-cell-properties fo:background-color="#009933" fo:border="0.0008in solid #000000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7"/>
          <table:table-cell table:style-name="ce10" office:value-type="string">
            <text:p>Sunday</text:p>
          </table:table-cell>
          <table:table-cell table:style-name="ce10" office:value-type="string">
            <text:p>Monday</text:p>
          </table:table-cell>
          <table:table-cell table:style-name="ce10" office:value-type="string">
            <text:p>Tuesday</text:p>
          </table:table-cell>
          <table:table-cell table:style-name="ce10" office:value-type="string">
            <text:p>Wednesday</text:p>
          </table:table-cell>
          <table:table-cell table:style-name="ce10" office:value-type="string">
            <text:p>Thursday</text:p>
          </table:table-cell>
          <table:table-cell table:style-name="ce10" office:value-type="string">
            <text:p>Friday</text:p>
          </table:table-cell>
          <table:table-cell table:style-name="ce10" office:value-type="string">
            <text:p>Saturday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11"/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11"/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10"/>
          <table:table-cell table:style-name="ce12" office:value-type="string">
            <text:p>Math 1B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11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10"/>
          <table:table-cell table:style-name="ce14" office:value-type="string">
            <text:p>EECS 16A</text:p>
          </table:table-cell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11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10"/>
          <table:table-cell table:style-name="ce11" office:value-type="string">
            <text:p>CS 61A</text:p>
          </table:table-cell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  <table:table-cell table:style-name="ce17"/>
          <table:table-cell table:number-columns-repeated="2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10"/>
          <table:table-cell table:style-name="ce13" office:value-type="string">
            <text:p>HIST 7A</text:p>
          </table:table-cell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11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11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11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3"/>
          <table:table-cell table:style-name="ce14"/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 table:number-columns-repeated="2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number-columns-repeated="4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 table:number-columns-repeated="2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number-columns-repeated="4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 table:number-columns-repeated="2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number-columns-repeated="4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 table:number-columns-repeated="2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style-name="ce14"/>
          <table:table-cell table:style-name="ce11" office:value-type="string">
            <text:p>CS 61A</text:p>
          </table:table-cell>
          <table:table-cell table:number-columns-repeated="4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 table:number-columns-repeated="11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 table:number-columns-repeated="11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 table:number-columns-repeated="11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 table:number-columns-repeated="11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11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11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11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11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2"/>
          <table:table-cell table:style-name="ce13" table:number-columns-repeated="4"/>
          <table:table-cell table:number-columns-repeated="5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3"/>
          <table:table-cell table:style-name="ce13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3"/>
          <table:table-cell table:style-name="ce13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style-name="ce4" table:formula="of:=[.B48]+[.B$2]" office:value-type="time" office:time-value="PT19H30M00S">
            <text:p>07:30 PM</text:p>
          </table:table-cell>
          <table:table-cell table:style-name="ce8" table:number-columns-repeated="5"/>
          <table:table-cell table:style-name="ce13"/>
          <table:table-cell table:style-name="ce8" table:number-columns-repeated="2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5"/>
          <table:table-cell table:style-name="ce13"/>
          <table:table-cell table:number-columns-repeated="5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5"/>
          <table:table-cell table:style-name="ce8"/>
          <table:table-cell table:number-columns-repeated="5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11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11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11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>
          <table:table-cell/>
          <table:table-cell table:style-name="ce6"/>
          <table:table-cell table:style-name="ce9" table:number-columns-repeated="8"/>
          <table:table-cell table:style-name="ce18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08/22/2022</text:date>, <text:time>01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2T01:08:49.41</dc:date>
    <meta:editing-duration>PT25M31S</meta:editing-duration>
    <meta:editing-cycles>43</meta:editing-cycles>
    <meta:generator>OpenOffice/4.1.13$Win32 OpenOffice.org_project/4113m1$Build-9810</meta:generator>
    <meta:document-statistic meta:table-count="3" meta:cell-count="77" meta:object-count="0"/>
  </office:meta>
</office:document-meta>
</file>